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" style:family="table-cell" style:parent-style-name="Normal_32_2" style:data-style-name="N0">
      <style:table-cell-properties fo:border="thin solid #000000" style:vertical-align="automatic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8" style:family="table-cell" style:parent-style-name="Normal_32_2" style:data-style-name="N0">
      <style:table-cell-properties fo:border="thin solid #000000" style:vertical-align="middle" fo:background-color="#FFFF00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2">
          <table:table-cell office:value-type="float" office:value="232410053" table:style-name="ce2">
            <text:p>232410053</text:p>
          </table:table-cell>
          <table:table-cell office:value-type="string" table:style-name="ce3">
            <text:p>ADILUHUNG PANGAWERUH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54" table:style-name="ce2">
            <text:p>232410054</text:p>
          </table:table-cell>
          <table:table-cell office:value-type="string" table:style-name="ce3">
            <text:p>AGRA BA'ADILLAH HUSEIN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55" table:style-name="ce2">
            <text:p>232410055</text:p>
          </table:table-cell>
          <table:table-cell office:value-type="string" table:style-name="ce3">
            <text:p>AGUNG LAKSONO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56" table:style-name="ce2">
            <text:p>232410056</text:p>
          </table:table-cell>
          <table:table-cell office:value-type="string" table:style-name="ce5">
            <text:p>ANDHIKA PUTRA DINATA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57" table:style-name="ce2">
            <text:p>232410057</text:p>
          </table:table-cell>
          <table:table-cell office:value-type="string" table:style-name="ce5">
            <text:p>APRILIA DWI SUSANTO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58" table:style-name="ce2">
            <text:p>232410058</text:p>
          </table:table-cell>
          <table:table-cell office:value-type="string" table:style-name="ce3">
            <text:p>ARVIN AQILLA AKHBAR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59" table:style-name="ce2">
            <text:p>232410059</text:p>
          </table:table-cell>
          <table:table-cell office:value-type="string" table:style-name="ce3">
            <text:p>CUT MATARULMAL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0" table:style-name="ce2">
            <text:p>232410060</text:p>
          </table:table-cell>
          <table:table-cell office:value-type="string" table:style-name="ce3">
            <text:p>DIAZ MAULIDA AULIA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1" table:style-name="ce2">
            <text:p>232410061</text:p>
          </table:table-cell>
          <table:table-cell office:value-type="string" table:style-name="ce3">
            <text:p>FELLIA PUTR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2" table:style-name="ce2">
            <text:p>232410062</text:p>
          </table:table-cell>
          <table:table-cell office:value-type="string" table:style-name="ce3">
            <text:p>HARIS HIBATULLAH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3" table:style-name="ce2">
            <text:p>232410063</text:p>
          </table:table-cell>
          <table:table-cell office:value-type="string" table:style-name="ce3">
            <text:p>JALALUDIN ZAYYAN AL - BADAR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4" table:style-name="ce2">
            <text:p>232410064</text:p>
          </table:table-cell>
          <table:table-cell office:value-type="string" table:style-name="ce5">
            <text:p>LINTANG MUGYA LESTAR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5" table:style-name="ce2">
            <text:p>232410065</text:p>
          </table:table-cell>
          <table:table-cell office:value-type="string" table:style-name="ce3">
            <text:p>LOVIONA ADINDA PUTRI YOHAND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6" table:style-name="ce2">
            <text:p>232410066</text:p>
          </table:table-cell>
          <table:table-cell office:value-type="string" table:style-name="ce3">
            <text:p>MOHAMMAD FADHEL RAMADHAN SUGIHARTO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7" table:style-name="ce2">
            <text:p>232410067</text:p>
          </table:table-cell>
          <table:table-cell office:value-type="string" table:style-name="ce3">
            <text:p>M. RAFLY NUR RAMADHAN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68" table:style-name="ce2">
            <text:p>232410068</text:p>
          </table:table-cell>
          <table:table-cell office:value-type="string" table:style-name="ce3">
            <text:p>MUHAMMAD ROBBY YOUSSEF HANADI</text:p>
          </table:table-cell>
          <table:table-cell table:number-columns-repeated="16382"/>
        </table:table-row>
        <table:table-row table:style-name="ro2">
          <table:table-cell office:value-type="float" office:value="232410069" table:style-name="ce2">
            <text:p>232410069</text:p>
          </table:table-cell>
          <table:table-cell office:value-type="string" table:style-name="ce3">
            <text:p>MAULIDA DWIHANDINI SUSANTO</text:p>
          </table:table-cell>
          <table:table-cell table:number-columns-repeated="16382"/>
        </table:table-row>
        <table:table-row table:style-name="ro2">
          <table:table-cell office:value-type="float" office:value="232410070" table:style-name="ce2">
            <text:p>232410070</text:p>
          </table:table-cell>
          <table:table-cell office:value-type="string" table:style-name="ce5">
            <text:p>MUHAMMAD ARIFAL</text:p>
          </table:table-cell>
          <table:table-cell table:number-columns-repeated="16382"/>
        </table:table-row>
        <table:table-row table:style-name="ro2">
          <table:table-cell office:value-type="float" office:value="232410071" table:style-name="ce2">
            <text:p>232410071</text:p>
          </table:table-cell>
          <table:table-cell office:value-type="string" table:style-name="ce3">
            <text:p>NAYCHILLA CHEVA RAMADHANI</text:p>
          </table:table-cell>
          <table:table-cell table:number-columns-repeated="16382"/>
        </table:table-row>
        <table:table-row table:style-name="ro2">
          <table:table-cell office:value-type="float" office:value="232410072" table:style-name="ce2">
            <text:p>232410072</text:p>
          </table:table-cell>
          <table:table-cell office:value-type="string" table:style-name="ce3">
            <text:p>QISTHY NAJLA MEUTIA</text:p>
          </table:table-cell>
          <table:table-cell table:number-columns-repeated="16382"/>
        </table:table-row>
        <table:table-row table:style-name="ro2">
          <table:table-cell office:value-type="float" office:value="232410073" table:style-name="ce2">
            <text:p>232410073</text:p>
          </table:table-cell>
          <table:table-cell office:value-type="string" table:style-name="ce3">
            <text:p>REVA ARMELIA</text:p>
          </table:table-cell>
          <table:table-cell table:number-columns-repeated="16382"/>
        </table:table-row>
        <table:table-row table:style-name="ro2">
          <table:table-cell office:value-type="float" office:value="232410074" table:style-name="ce2">
            <text:p>232410074</text:p>
          </table:table-cell>
          <table:table-cell office:value-type="string" table:style-name="ce3">
            <text:p>RIFDA NAFISA PASHA</text:p>
          </table:table-cell>
          <table:table-cell table:number-columns-repeated="16382"/>
        </table:table-row>
        <table:table-row table:style-name="ro2">
          <table:table-cell office:value-type="float" office:value="232410075" table:style-name="ce2">
            <text:p>232410075</text:p>
          </table:table-cell>
          <table:table-cell office:value-type="string" table:style-name="ce3">
            <text:p>RIMAH INDAH FAUZIYAH</text:p>
          </table:table-cell>
          <table:table-cell table:number-columns-repeated="16382"/>
        </table:table-row>
        <table:table-row table:style-name="ro2">
          <table:table-cell office:value-type="float" office:value="232410076" table:style-name="ce2">
            <text:p>232410076</text:p>
          </table:table-cell>
          <table:table-cell office:value-type="string" table:style-name="ce3">
            <text:p>SANTOSO</text:p>
          </table:table-cell>
          <table:table-cell table:number-columns-repeated="16382"/>
        </table:table-row>
        <table:table-row table:style-name="ro2">
          <table:table-cell office:value-type="float" office:value="232410077" table:style-name="ce2">
            <text:p>232410077</text:p>
          </table:table-cell>
          <table:table-cell office:value-type="string" table:style-name="ce3">
            <text:p>TIARA SALSABILA ZAHRA</text:p>
          </table:table-cell>
          <table:table-cell table:number-columns-repeated="16382"/>
        </table:table-row>
        <table:table-row table:style-name="ro2">
          <table:table-cell office:value-type="float" office:value="232410078" table:style-name="ce2">
            <text:p>232410078</text:p>
          </table:table-cell>
          <table:table-cell office:value-type="string" table:style-name="ce5">
            <text:p>ZASKYA AISYAH AFIFAH</text:p>
          </table:table-cell>
          <table:table-cell table:number-columns-repeated="16382"/>
        </table:table-row>
        <table:table-row table:style-name="ro2">
          <table:table-cell office:value-type="float" office:value="232410079" table:style-name="ce6">
            <text:p>232410079</text:p>
          </table:table-cell>
          <table:table-cell office:value-type="string" table:style-name="ce7">
            <text:p>ZYASKHA AUSHIVA ZAMEERA</text:p>
          </table:table-cell>
          <table:table-cell table:number-columns-repeated="16382"/>
        </table:table-row>
        <table:table-row table:style-name="ro2">
          <table:table-cell office:value-type="float" office:value="232410081" table:style-name="ce4">
            <text:p>232410081</text:p>
          </table:table-cell>
          <table:table-cell office:value-type="string" table:style-name="ce8">
            <text:p>ALVITA MARISA</text:p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mic Sans MS" svg:font-family="&quot;Comic Sans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3-12-06T09:57:41Z</dc:date>
    <meta:editing-cycles>2</meta:editing-cycles>
    <meta:editing-duration>PT161S</meta:editing-duration>
  </office:meta>
</office:document-meta>
</file>